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11.077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4.055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12.07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0066" fo:font-weight="bold" style:font-weight-asian="bold" style:font-weight-complex="bold"/>
    </style:style>
    <style:style style:name="ce3" style:family="table-cell" style:parent-style-name="Default"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visibility="collapse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/>
          <table:table-cell table:style-name="ce1" office:value-type="string">
            <text:p>Link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2023-10-28</text:p>
          </table:table-cell>
          <table:table-cell office:value-type="string">
            <text:p>Kohlberg, Sauerland (20 miles)</text:p>
          </table:table-cell>
          <table:table-cell office:value-type="float" office:value="294764332">
            <text:p>294764332</text:p>
          </table:table-cell>
          <table:table-cell office:value-type="string">
            <text:p>Free</text:p>
          </table:table-cell>
          <table:table-cell office:value-type="string">
            <text:p>Iserlohn</text:p>
          </table:table-cell>
          <table:table-cell office:value-type="string">
            <text:p>Iserlohn</text:p>
          </table:table-cell>
          <table:table-cell office:value-type="string">
            <text:p>https://www.meetup.com/free-outdoor-trips-from-london/events/294764332</text:p>
          </table:table-cell>
          <table:table-cell table:formula="of:=HYPERLINK([.G2];[.C2])" office:value-type="float" office:value="294764332">
            <text:p>294764332</text:p>
          </table:table-cell>
          <table:table-cell table:number-columns-repeated="1016"/>
        </table:table-row>
        <table:table-row table:style-name="ro1">
          <table:table-cell office:value-type="string">
            <text:p>2023-06-17</text:p>
          </table:table-cell>
          <table:table-cell office:value-type="string">
            <text:p>Seven Sisters - (17 miles)</text:p>
          </table:table-cell>
          <table:table-cell office:value-type="float" office:value="293885571">
            <text:p>293885571</text:p>
          </table:table-cell>
          <table:table-cell office:value-type="string">
            <text:p>Free</text:p>
          </table:table-cell>
          <table:table-cell office:value-type="string">
            <text:p>Eastbourne</text:p>
          </table:table-cell>
          <table:table-cell table:style-name="ce3" office:value-type="string">
            <text:p>Eastbourne</text:p>
          </table:table-cell>
          <table:table-cell office:value-type="string">
            <text:p>https://www.meetup.com/free-outdoor-trips-from-london/events/293885571</text:p>
          </table:table-cell>
          <table:table-cell table:formula="of:=HYPERLINK([.G3];[.C3])" office:value-type="float" office:value="293885571">
            <text:p>293885571</text:p>
          </table:table-cell>
          <table:table-cell table:number-columns-repeated="1016"/>
        </table:table-row>
        <table:table-row table:style-name="ro1">
          <table:table-cell office:value-type="string">
            <text:p>2022-11-05</text:p>
          </table:table-cell>
          <table:table-cell office:value-type="string">
            <text:p>Vaalserberg, Ardennes (23 miles)</text:p>
          </table:table-cell>
          <table:table-cell office:value-type="float" office:value="288026032">
            <text:p>288026032</text:p>
          </table:table-cell>
          <table:table-cell office:value-type="string">
            <text:p>Free</text:p>
          </table:table-cell>
          <table:table-cell office:value-type="string">
            <text:p>Maastricht</text:p>
          </table:table-cell>
          <table:table-cell office:value-type="string">
            <text:p>Aachen</text:p>
          </table:table-cell>
          <table:table-cell office:value-type="string">
            <text:p>https://www.meetup.com/free-outdoor-trips-from-london/events/288026032</text:p>
          </table:table-cell>
          <table:table-cell table:formula="of:=HYPERLINK([.G4];[.C4])" office:value-type="float" office:value="288026032">
            <text:p>288026032</text:p>
          </table:table-cell>
          <table:table-cell table:number-columns-repeated="1016"/>
        </table:table-row>
        <table:table-row table:style-name="ro1">
          <table:table-cell office:value-type="string">
            <text:p>2022-08-27</text:p>
          </table:table-cell>
          <table:table-cell office:value-type="string">
            <text:p>Secret Beach (15 miles)</text:p>
          </table:table-cell>
          <table:table-cell office:value-type="float" office:value="287741993">
            <text:p>287741993</text:p>
          </table:table-cell>
          <table:table-cell office:value-type="string">
            <text:p>Free</text:p>
          </table:table-cell>
          <table:table-cell table:style-name="ce3" office:value-type="string">
            <text:p>Great Bentley</text:p>
          </table:table-cell>
          <table:table-cell office:value-type="string">
            <text:p>Clacton-on-Sea</text:p>
          </table:table-cell>
          <table:table-cell office:value-type="string">
            <text:p>https://www.meetup.com/free-outdoor-trips-from-london/events/287741993</text:p>
          </table:table-cell>
          <table:table-cell table:formula="of:=HYPERLINK([.G5];[.C5])" office:value-type="float" office:value="287741993">
            <text:p>287741993</text:p>
          </table:table-cell>
          <table:table-cell table:number-columns-repeated="1016"/>
        </table:table-row>
        <table:table-row table:style-name="ro1">
          <table:table-cell office:value-type="string">
            <text:p>2022-07-16</text:p>
          </table:table-cell>
          <table:table-cell office:value-type="string">
            <text:p>Deer by the River (12 miles)</text:p>
          </table:table-cell>
          <table:table-cell office:value-type="float" office:value="286962994">
            <text:p>286962994</text:p>
          </table:table-cell>
          <table:table-cell office:value-type="string">
            <text:p>Free</text:p>
          </table:table-cell>
          <table:table-cell office:value-type="string">
            <text:p>Fulwell </text:p>
          </table:table-cell>
          <table:table-cell table:style-name="ce3" office:value-type="string">
            <text:p>Kew Bridge</text:p>
          </table:table-cell>
          <table:table-cell office:value-type="string">
            <text:p>https://www.meetup.com/free-outdoor-trips-from-london/events/286962994</text:p>
          </table:table-cell>
          <table:table-cell table:formula="of:=HYPERLINK([.G6];[.C6])" office:value-type="float" office:value="286962994">
            <text:p>286962994</text:p>
          </table:table-cell>
          <table:table-cell table:number-columns-repeated="1016"/>
        </table:table-row>
        <table:table-row table:style-name="ro1">
          <table:table-cell office:value-type="string">
            <text:p>2022-07-02</text:p>
          </table:table-cell>
          <table:table-cell office:value-type="string">
            <text:p>A Walk to the Sea (15 or 17 miles) - Hassocks to Brighton</text:p>
          </table:table-cell>
          <table:table-cell office:value-type="float" office:value="286636081">
            <text:p>286636081</text:p>
          </table:table-cell>
          <table:table-cell office:value-type="string">
            <text:p>Free</text:p>
          </table:table-cell>
          <table:table-cell office:value-type="string">
            <text:p>Hassocks</text:p>
          </table:table-cell>
          <table:table-cell table:style-name="ce3" office:value-type="string">
            <text:p>Brighton</text:p>
          </table:table-cell>
          <table:table-cell office:value-type="string">
            <text:p>https://www.meetup.com/free-outdoor-trips-from-london/events/286636081</text:p>
          </table:table-cell>
          <table:table-cell table:formula="of:=HYPERLINK([.G7];[.C7])" office:value-type="float" office:value="286636081">
            <text:p>286636081</text:p>
          </table:table-cell>
          <table:table-cell table:number-columns-repeated="1016"/>
        </table:table-row>
        <table:table-row table:style-name="ro1">
          <table:table-cell office:value-type="string">
            <text:p>2022-06-26</text:p>
          </table:table-cell>
          <table:table-cell office:value-type="string">
            <text:p>Down on the Farm (14 miles)</text:p>
          </table:table-cell>
          <table:table-cell office:value-type="float" office:value="286771699">
            <text:p>286771699</text:p>
          </table:table-cell>
          <table:table-cell office:value-type="string">
            <text:p>Free</text:p>
          </table:table-cell>
          <table:table-cell office:value-type="string">
            <text:p>Sawbridgeworth</text:p>
          </table:table-cell>
          <table:table-cell table:style-name="ce3" office:value-type="string">
            <text:p>Stansted Airport</text:p>
          </table:table-cell>
          <table:table-cell office:value-type="string">
            <text:p>https://www.meetup.com/free-outdoor-trips-from-london/events/286771699</text:p>
          </table:table-cell>
          <table:table-cell table:formula="of:=HYPERLINK([.G8];[.C8])" office:value-type="float" office:value="286771699">
            <text:p>286771699</text:p>
          </table:table-cell>
          <table:table-cell table:number-columns-repeated="1016"/>
        </table:table-row>
        <table:table-row table:style-name="ro1">
          <table:table-cell office:value-type="string">
            <text:p>2022-04-30</text:p>
          </table:table-cell>
          <table:table-cell office:value-type="string">
            <text:p>Pulpit Hill (14 miles)</text:p>
          </table:table-cell>
          <table:table-cell office:value-type="float" office:value="285248006">
            <text:p>285248006</text:p>
          </table:table-cell>
          <table:table-cell office:value-type="string">
            <text:p>Free</text:p>
          </table:table-cell>
          <table:table-cell office:value-type="string">
            <text:p>Great Missenden</text:p>
          </table:table-cell>
          <table:table-cell table:style-name="ce3" office:value-type="string">
            <text:p>Great Missenden</text:p>
          </table:table-cell>
          <table:table-cell office:value-type="string">
            <text:p>https://www.meetup.com/free-outdoor-trips-from-london/events/285248006</text:p>
          </table:table-cell>
          <table:table-cell table:formula="of:=HYPERLINK([.G9];[.C9])" office:value-type="float" office:value="285248006">
            <text:p>285248006</text:p>
          </table:table-cell>
          <table:table-cell table:number-columns-repeated="1016"/>
        </table:table-row>
        <table:table-row table:style-name="ro1">
          <table:table-cell office:value-type="string">
            <text:p>2022-04-23</text:p>
          </table:table-cell>
          <table:table-cell office:value-type="string">
            <text:p>Wealdway - Buxted to Berwick (19 miles)</text:p>
          </table:table-cell>
          <table:table-cell office:value-type="float" office:value="285130723">
            <text:p>285130723</text:p>
          </table:table-cell>
          <table:table-cell office:value-type="string">
            <text:p>Free</text:p>
          </table:table-cell>
          <table:table-cell office:value-type="string">
            <text:p>Buxted</text:p>
          </table:table-cell>
          <table:table-cell table:style-name="ce3" office:value-type="string">
            <text:p>Berwick (Sussex)</text:p>
          </table:table-cell>
          <table:table-cell office:value-type="string">
            <text:p>https://www.meetup.com/free-outdoor-trips-from-london/events/285130723</text:p>
          </table:table-cell>
          <table:table-cell table:formula="of:=HYPERLINK([.G10];[.C10])" office:value-type="float" office:value="285130723">
            <text:p>285130723</text:p>
          </table:table-cell>
          <table:table-cell table:number-columns-repeated="1016"/>
        </table:table-row>
        <table:table-row table:style-name="ro1">
          <table:table-cell office:value-type="string">
            <text:p>2022-04-03</text:p>
          </table:table-cell>
          <table:table-cell office:value-type="string">
            <text:p>Holland Park to Tate Britain walk (5 miles)</text:p>
          </table:table-cell>
          <table:table-cell office:value-type="float" office:value="284912833">
            <text:p>284912833</text:p>
          </table:table-cell>
          <table:table-cell office:value-type="string">
            <text:p>Free</text:p>
          </table:table-cell>
          <table:table-cell table:style-name="ce3" office:value-type="string">
            <text:p>Holland Park</text:p>
          </table:table-cell>
          <table:table-cell office:value-type="string">
            <text:p>Tate Britain</text:p>
          </table:table-cell>
          <table:table-cell office:value-type="string">
            <text:p>https://www.meetup.com/free-outdoor-trips-from-london/events/284912833</text:p>
          </table:table-cell>
          <table:table-cell table:formula="of:=HYPERLINK([.G11];[.C11])" office:value-type="float" office:value="284912833">
            <text:p>284912833</text:p>
          </table:table-cell>
          <table:table-cell table:number-columns-repeated="1016"/>
        </table:table-row>
        <table:table-row table:style-name="ro1">
          <table:table-cell office:value-type="string">
            <text:p>2022-02-20</text:p>
          </table:table-cell>
          <table:table-cell office:value-type="string">
            <text:p>Hackhurst Downs (12 or 16 miles)</text:p>
          </table:table-cell>
          <table:table-cell office:value-type="float" office:value="283768415">
            <text:p>283768415</text:p>
          </table:table-cell>
          <table:table-cell office:value-type="string">
            <text:p>Free</text:p>
          </table:table-cell>
          <table:table-cell office:value-type="string">
            <text:p>Horsley</text:p>
          </table:table-cell>
          <table:table-cell office:value-type="string">
            <text:p>Clandon</text:p>
          </table:table-cell>
          <table:table-cell office:value-type="string">
            <text:p>https://www.meetup.com/free-outdoor-trips-from-london/events/283768415</text:p>
          </table:table-cell>
          <table:table-cell table:formula="of:=HYPERLINK([.G12];[.C12])" office:value-type="float" office:value="283768415">
            <text:p>283768415</text:p>
          </table:table-cell>
          <table:table-cell table:number-columns-repeated="1016"/>
        </table:table-row>
        <table:table-row table:style-name="ro1">
          <table:table-cell office:value-type="string">
            <text:p>2021-09-18</text:p>
          </table:table-cell>
          <table:table-cell office:value-type="string">
            <text:p>Over the South Downs: St Roche's Hill &amp; Heyshott Down (16 miles)</text:p>
          </table:table-cell>
          <table:table-cell office:value-type="float" office:value="280573635">
            <text:p>280573635</text:p>
          </table:table-cell>
          <table:table-cell office:value-type="string">
            <text:p>Free</text:p>
          </table:table-cell>
          <table:table-cell office:value-type="string">
            <text:p>Chichester</text:p>
          </table:table-cell>
          <table:table-cell office:value-type="string">
            <text:p>Midhurst</text:p>
          </table:table-cell>
          <table:table-cell office:value-type="string">
            <text:p>https://www.meetup.com/free-outdoor-trips-from-london/events/280573635</text:p>
          </table:table-cell>
          <table:table-cell table:formula="of:=HYPERLINK([.G13];[.C13])" office:value-type="float" office:value="280573635">
            <text:p>280573635</text:p>
          </table:table-cell>
          <table:table-cell table:number-columns-repeated="1016"/>
        </table:table-row>
        <table:table-row table:style-name="ro1">
          <table:table-cell office:value-type="string">
            <text:p>2021-09-04</text:p>
          </table:table-cell>
          <table:table-cell office:value-type="string">
            <text:p>Athelstan's Crown - Box Hill to River Thames (17 miles)</text:p>
          </table:table-cell>
          <table:table-cell office:value-type="float" office:value="280336387">
            <text:p>280336387</text:p>
          </table:table-cell>
          <table:table-cell office:value-type="string">
            <text:p>Free</text:p>
          </table:table-cell>
          <table:table-cell table:style-name="ce3" office:value-type="string">
            <text:p>Box Hill &amp; Westhumble</text:p>
          </table:table-cell>
          <table:table-cell office:value-type="string">
            <text:p>Kingston</text:p>
          </table:table-cell>
          <table:table-cell office:value-type="string">
            <text:p>https://www.meetup.com/free-outdoor-trips-from-london/events/280336387</text:p>
          </table:table-cell>
          <table:table-cell table:formula="of:=HYPERLINK([.G14];[.C14])" office:value-type="float" office:value="280336387">
            <text:p>280336387</text:p>
          </table:table-cell>
          <table:table-cell table:number-columns-repeated="1016"/>
        </table:table-row>
        <table:table-row table:style-name="ro1">
          <table:table-cell office:value-type="string">
            <text:p>2021-05-22</text:p>
          </table:table-cell>
          <table:table-cell office:value-type="string">
            <text:p>Journey to the Castle Inn, St Albans (12 miles)</text:p>
          </table:table-cell>
          <table:table-cell office:value-type="float" office:value="278167281">
            <text:p>278167281</text:p>
          </table:table-cell>
          <table:table-cell office:value-type="string">
            <text:p>Free</text:p>
          </table:table-cell>
          <table:table-cell table:style-name="ce3" office:value-type="string">
            <text:p>Harpenden</text:p>
          </table:table-cell>
          <table:table-cell office:value-type="string">
            <text:p>Hatfield</text:p>
          </table:table-cell>
          <table:table-cell office:value-type="string">
            <text:p>https://www.meetup.com/free-outdoor-trips-from-london/events/278167281</text:p>
          </table:table-cell>
          <table:table-cell table:formula="of:=HYPERLINK([.G15];[.C15])" office:value-type="float" office:value="278167281">
            <text:p>278167281</text:p>
          </table:table-cell>
          <table:table-cell table:number-columns-repeated="1016"/>
        </table:table-row>
        <table:table-row table:style-name="ro1">
          <table:table-cell office:value-type="string">
            <text:p>2021-05-01</text:p>
          </table:table-cell>
          <table:table-cell office:value-type="string">
            <text:p>Rackham Hill &amp; the Sea (16 miles/Moderate)</text:p>
          </table:table-cell>
          <table:table-cell office:value-type="float" office:value="277794096">
            <text:p>277794096</text:p>
          </table:table-cell>
          <table:table-cell office:value-type="string">
            <text:p>Met</text:p>
          </table:table-cell>
          <table:table-cell table:style-name="ce3" office:value-type="string">
            <text:p>Barnham</text:p>
          </table:table-cell>
          <table:table-cell office:value-type="string">
            <text:p>Littlehampton</text:p>
          </table:table-cell>
          <table:table-cell office:value-type="string">
            <text:p>https://www.meetup.com/free-outdoor-trips-from-london/events/277794096</text:p>
          </table:table-cell>
          <table:table-cell table:formula="of:=HYPERLINK([.G16];[.C16])" office:value-type="float" office:value="277794096">
            <text:p>277794096</text:p>
          </table:table-cell>
          <table:table-cell table:number-columns-repeated="1016"/>
        </table:table-row>
        <table:table-row table:style-name="ro1">
          <table:table-cell office:value-type="string">
            <text:p>2022-09-24</text:p>
          </table:table-cell>
          <table:table-cell office:value-type="string">
            <text:p>Harbour Heights - Firle Beacon &amp; Newhaven (12-15 miles)</text:p>
          </table:table-cell>
          <table:table-cell office:value-type="float" office:value="288452868">
            <text:p>288452868</text:p>
          </table:table-cell>
          <table:table-cell office:value-type="string">
            <text:p>Free</text:p>
          </table:table-cell>
          <table:table-cell office:value-type="string">
            <text:p>Southease </text:p>
          </table:table-cell>
          <table:table-cell office:value-type="string">
            <text:p>Newhaven </text:p>
          </table:table-cell>
          <table:table-cell/>
          <table:table-cell table:formula="of:=HYPERLINK([.G17];[.C17])" office:value-type="float" office:value="288452868">
            <text:p>288452868</text:p>
          </table:table-cell>
          <table:table-cell table:number-columns-repeated="1016"/>
        </table:table-row>
        <table:table-row table:style-name="ro2">
          <table:table-cell office:value-type="string">
            <text:p>2021-12-18</text:p>
          </table:table-cell>
          <table:table-cell office:value-type="string">
            <text:p>Verulanium Saturnalia with Festive Market &amp; Carols (16 or 11 miles)</text:p>
          </table:table-cell>
          <table:table-cell office:value-type="float" office:value="282454101">
            <text:p>282454101</text:p>
          </table:table-cell>
          <table:table-cell office:value-type="string">
            <text:p>Free</text:p>
          </table:table-cell>
          <table:table-cell table:style-name="ce3" office:value-type="string">
            <text:p>Welwyn North</text:p>
          </table:table-cell>
          <table:table-cell office:value-type="string">
            <text:p>Hatfield</text:p>
          </table:table-cell>
          <table:table-cell/>
          <table:table-cell table:formula="of:=HYPERLINK([.G18];[.C18])" office:value-type="float" office:value="282454101">
            <text:p>282454101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6">06/05/2024</text:date>, <text:time>16:1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5-06T16:13:34.81</dc:date>
    <dc:creator>J C</dc:creator>
    <meta:generator>OpenOffice/4.1.15$Win32 OpenOffice.org_project/4115m2$Build-9813</meta:generator>
    <meta:editing-duration>PT49M8S</meta:editing-duration>
    <meta:editing-cycles>6</meta:editing-cycles>
    <meta:document-statistic meta:table-count="1" meta:cell-count="143" meta:object-count="0"/>
  </office:meta>
</office:document-meta>
</file>